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E000000EE1894CC86D74EB996.png" manifest:media-type="image/png"/>
  <manifest:file-entry manifest:full-path="Pictures/1000020100000671000003B27669E14AFA3B9DBF.png" manifest:media-type="image/png"/>
  <manifest:file-entry manifest:full-path="Pictures/100002010000065C000003A0B65E7DA25C73FA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6cm" fo:min-width="4.71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8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957cm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5.4cm" svg:height="1.9cm" svg:x="8.1cm" svg:y="4.5cm">
          <text:p text:style-name="P1">Prophet</text:p>
          <text:p text:style-name="P1">(Serie tempora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5.4cm" svg:height="1.9cm" svg:x="18.1cm" svg:y="4.5cm">
          <text:p text:style-name="P1">Modelos de</text:p>
          <text:p text:style-name="P1">regres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3.5cm" svg:y1="5.45cm" svg:x2="18.1cm" svg:y2="5.45cm" draw:start-shape="id1" draw:start-glue-point="1" draw:end-shape="id2" svg:d="M13500 5450h4600" svg:viewBox="0 0 4601 1">
          <text:p/>
        </draw:connector>
        <draw:connector draw:style-name="gr2" draw:text-style-name="P2" draw:layer="layout" draw:line-skew="4.625cm" svg:x1="7.151cm" svg:y1="9.496cm" svg:x2="18.1cm" svg:y2="5.45cm" draw:end-shape="id2" draw:end-glue-point="3" svg:d="M7151 9496h9849v-4046h1100" svg:viewBox="0 0 10950 4047">
          <text:p/>
        </draw:connector>
        <draw:frame draw:style-name="gr3" draw:text-style-name="P3" draw:layer="layout" svg:width="7.301cm" svg:height="3.095cm" svg:x="1cm" svg:y="8.6cm">
          <draw:text-box>
            <text:p text:style-name="P1">Información</text:p>
            <text:p text:style-name="P1">meteorológica</text:p>
            <text:p text:style-name="P1">(temperatura, humedad,</text:p>
            <text:p text:style-name="P1">lluvia...)</text:p>
          </draw:text-box>
        </draw:frame>
        <draw:frame draw:style-name="gr4" draw:text-style-name="P3" draw:layer="layout" svg:width="5.011cm" svg:height="1.673cm" svg:x="1.8cm" svg:y="3.027cm">
          <draw:text-box>
            <text:p text:style-name="P1">Datos históricos</text:p>
            <text:p text:style-name="P1">ICA</text:p>
          </draw:text-box>
        </draw:frame>
        <draw:frame draw:style-name="gr5" draw:text-style-name="P3" draw:layer="layout" svg:width="3.457cm" svg:height="1.673cm" svg:x="13.5cm" svg:y="3.727cm">
          <draw:text-box>
            <text:p text:style-name="P1">Predicción</text:p>
            <text:p text:style-name="P1">del ICA</text:p>
          </draw:text-box>
        </draw:frame>
        <draw:frame draw:style-name="gr6" draw:text-style-name="P3" draw:layer="layout" svg:width="3.457cm" svg:height="2.384cm" svg:x="25.9cm" svg:y="3.2cm">
          <draw:text-box>
            <text:p text:style-name="P1">Predicción</text:p>
            <text:p text:style-name="P1">del ICA</text:p>
            <text:p text:style-name="P1">reforzada</text:p>
          </draw:text-box>
        </draw:frame>
        <draw:frame draw:style-name="gr7" draw:text-style-name="P2" draw:layer="layout" svg:width="2.459cm" svg:height="2.636cm" svg:x="2.978cm" svg:y="4.874cm">
          <draw:image xlink:href="Pictures/10000000000000DE000000EE1894CC86D74EB996.png" xlink:type="simple" xlink:show="embed" xlink:actuate="onLoad">
            <text:p/>
          </draw:image>
        </draw:frame>
        <draw:connector draw:style-name="gr2" draw:text-style-name="P2" draw:layer="layout" draw:type="line" svg:x1="6.04cm" svg:y1="5.418cm" svg:x2="8.1cm" svg:y2="5.45cm" draw:end-shape="id1" draw:end-glue-point="3" svg:d="M6040 5418l2060 32" svg:viewBox="0 0 2061 33">
          <text:p/>
        </draw:connector>
        <draw:frame draw:style-name="gr8" draw:text-style-name="P2" draw:layer="layout" svg:width="4.184cm" svg:height="2.4cm" svg:x="13.116cm" svg:y="1.4cm">
          <draw:image xlink:href="Pictures/1000020100000671000003B27669E14AFA3B9DBF.png" xlink:type="simple" xlink:show="embed" xlink:actuate="onLoad">
            <text:p/>
          </draw:image>
        </draw:frame>
        <draw:connector draw:style-name="gr2" draw:text-style-name="P2" draw:layer="layout" draw:type="line" svg:x1="23.5cm" svg:y1="5.45cm" svg:x2="24.977cm" svg:y2="5.439cm" draw:start-shape="id2" draw:start-glue-point="1" svg:d="M23500 5450l1477-11" svg:viewBox="0 0 1478 12">
          <text:p/>
        </draw:connector>
        <draw:frame draw:style-name="gr8" draw:text-style-name="P2" draw:layer="layout" svg:width="4.478cm" svg:height="2.552cm" svg:x="25.5cm" svg:y="5.8cm">
          <draw:image xlink:href="Pictures/100002010000065C000003A0B65E7DA25C73FA4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07:57:46.234000000</meta:creation-date>
    <dc:date>2018-07-03T12:24:33.962000000</dc:date>
    <meta:editing-duration>PT17M6S</meta:editing-duration>
    <meta:editing-cycles>3</meta:editing-cycles>
    <meta:generator>LibreOffice/6.0.5.2$Windows_X86_64 LibreOffice_project/54c8cbb85f300ac59db32fe8a675ff7683cd5a16</meta:generator>
    <meta:document-statistic meta:object-count="13"/>
  </office:meta>
</office:document-meta>
</file>